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 style:list-style-name="L2">
      <style:paragraph-properties fo:margin-top="0.0835in" fo:margin-bottom="0in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8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Лабораторная работа 5</text:p>
      <text:p text:style-name="P10">Выполнил студент группы 4.3 ФВТ Уваров Михаил</text:p>
      <text:p text:style-name="P10">Название: <text:span text:style-name="T1">Освоить работу с простейшими алгоритмами шифрования.</text:span></text:p>
      <text:list xml:id="list947691765" text:style-name="L1">
        <text:list-header>
          <text:p text:style-name="P12">Задание:</text:p>
        </text:list-header>
      </text:list>
      <text:p text:style-name="P11">Разработать программу, обеспечивающую:</text:p>
      <text:list xml:id="list982027289" text:style-name="L2">
        <text:list-item>
          <text:p text:style-name="P13">Шифрование, дешифровку, подбор строк, зашифрованных шифром Цезаря;</text:p>
        </text:list-item>
        <text:list-item>
          <text:p text:style-name="P13">Реализацию алгоритма ROT13</text:p>
        </text:list-item>
      </text:list>
      <text:p text:style-name="P2">Проанализировать полученные результаты.</text:p>
      <text:p text:style-name="P2"/>
      <text:p text:style-name="P7">Ход работы:</text:p>
      <text:p text:style-name="P2">Исходный код доступен:</text:p>
      <text:p text:style-name="P1">https://github.com/freeakk/trivial_crypt</text:p>
      <text:p text:style-name="P2"/>
      <text:p text:style-name="P6">Вывод:</text:p>
      <text:p text:style-name="P2">Шифр Цезаря предлагает только 26 ключей. Это значит, что его просто подобрать. </text:p>
      <text:p text:style-name="P3">encode(DecodedStr, Key) == EncodedStr</text:p>
      <text:p text:style-name="P3">decode(EncodedStr, -Key) == DecodedStr</text:p>
      <text:p text:style-name="P2">Пример работы:</text:p>
      <text:section text:style-name="Sect1" text:name="Section1">
        <text:p text:style-name="P8">(trivial_crypt@omicron)9&gt; E = caesar:encode("secret", 16). <text:s text:c="8"/></text:p>
        <text:p text:style-name="P8">"iushuj" </text:p>
        <text:p text:style-name="P8">(trivial_crypt@omicron)10&gt; caesar:all_variants(E). <text:s text:c="17"/></text:p>
        <text:p text:style-name="P8">[{0,"iushuj"}, </text:p>
        <text:p text:style-name="P8"><text:s/>{1,"htrgti"}, </text:p>
        <text:p text:style-name="P8"><text:s/>{2,"gsqfsh"}, </text:p>
        <text:p text:style-name="P8"><text:s/>{3,"frperg"}, </text:p>
        <text:p text:style-name="P8"><text:s/>{4,"eqodqf"}, </text:p>
        <text:p text:style-name="P8"><text:s/>{5,"dpncpe"}, </text:p>
        <text:p text:style-name="P8"><text:s/>{6,"combod"}, </text:p>
        <text:p text:style-name="P8"><text:s/>{7,"bnlanc"}, </text:p>
        <text:p text:style-name="P8"><text:s/>{8,"amkzmb"}, </text:p>
        <text:p text:style-name="P8"><text:s/>{9,"zljyla"}, </text:p>
        <text:p text:style-name="P8"><text:s/>{10,"ykixkz"}, </text:p>
        <text:p text:style-name="P8"><text:s/>{11,"xjhwjy"}, </text:p>
        <text:p text:style-name="P8"><text:s/>{12,"wigvix"}, </text:p>
        <text:p text:style-name="P8"><text:s/>{13,"vhfuhw"}, </text:p>
        <text:p text:style-name="P8"><text:s/>{14,"ugetgv"}, </text:p>
        <text:p text:style-name="P8"><text:s/>{15,"tfdsfu"}, </text:p>
        <text:p text:style-name="P8"><text:s/>{16,"secret"}, </text:p>
        <text:p text:style-name="P8"><text:s/>{17,"rdbqds"}, </text:p>
        <text:p text:style-name="P8"><text:s/>{18,"qcapcr"}, </text:p>
        <text:p text:style-name="P8"><text:s/>{19,"pbzobq"}, </text:p>
        <text:p text:style-name="P8"><text:s/>{20,"oaynap"}, </text:p>
        <text:p text:style-name="P8"><text:s/>{21,"nzxmzo"}, </text:p>
        <text:p text:style-name="P8"><text:s/>{22,"mywlyn"}, </text:p>
        <text:p text:style-name="P8"><text:s/>{23,"lxvkxm"}, </text:p>
        <text:p text:style-name="P8"><text:s/>{24,"kwujwl"}, </text:p>
        <text:p text:style-name="P8"><text:s/>{25,"jvtivk"}] </text:p>
      </text:section>
      <text:p text:style-name="P2"/>
      <text:p text:style-name="P2">ROT13 обладает свойством</text:p>
      <text:p text:style-name="P3">rot13(rot13(S)) = S</text:p>
      <text:p text:style-name="P4">Пример работы:</text:p>
      <text:p text:style-name="P9">(trivial_crypt@omicron)12&gt; rot13:encode("Test"). </text:p>
      <text:p text:style-name="P9">"Grfg" </text:p>
      <text:p text:style-name="P9">(trivial_crypt@omicron)13&gt; rot13:encode(rot13:encode("Test")). </text:p>
      <text:p text:style-name="P9">"Test" </text:p>
      <text:p text:style-name="P15"><text:soft-page-break/>Сциталь</text:p>
      <text:p text:style-name="P5">Пример работы:</text:p>
      <text:section text:style-name="Sect2" text:name="Section2">
        <text:p text:style-name="P9">(trivial_crypt@omicron)1&gt; scytale:crypt("TESTMENOWWITHTHISSTRING", 5).</text:p>
        <text:p text:style-name="P9">"TEIIIENTSNSOHSGTWTTMWHR"</text:p>
        <text:p text:style-name="P9">(trivial_crypt@omicron)2&gt; scytale:hack("TEIIIENTSNSOHSGTWTTMWHR").</text:p>
        <text:p text:style-name="P9">Remains=1 Add=1 SAdd=1 Key=2 </text:p>
        <text:p text:style-name="P9"><text:s text:c="3"/>2 TIINSSHGWTWREIETNOSTTMH </text:p>
        <text:p text:style-name="P9">Remains=1 Add=1 SAdd=1 Key=3 </text:p>
        <text:p text:style-name="P9"><text:s text:c="3"/>3 TINNHTTHEITSSWMRIESOGTW </text:p>
        <text:p text:style-name="P9">Remains=1 Add=1 SAdd=1 Key=4 </text:p>
        <text:p text:style-name="P9"><text:s text:c="3"/>4 TISHWWEENSTHINSGTRITOTM </text:p>
        <text:p text:style-name="P9">Remains=2 Add=1 SAdd=2 Key=5 </text:p>
        <text:p text:style-name="P9"><text:s text:c="3"/>5 TESTMENOWWITHTHISSTRING <text:s/></text:p>
        <text:p text:style-name="P9">Remains=1 Add=1 SAdd=1 Key=6 </text:p>
        <text:p text:style-name="P9"><text:s text:c="3"/>6 TNHTETSMISGWINTHISWREOT </text:p>
        <text:p text:style-name="P9">Remains=5 Add=2 SAdd=1 Key=7 </text:p>
        <text:p text:style-name="P9"><text:s text:c="3"/>7 TNHTETSMISGWINTHISWREOT <text:s text:c="4"/></text:p>
        <text:p text:style-name="P9">Remains=1 Add=1 SAdd=1 Key=8 </text:p>
        <text:p text:style-name="P9"><text:s text:c="3"/>8 TSWENTISTIOMIHWESHNGRTT </text:p>
        <text:p text:style-name="P9">Remains=4 Add=2 SAdd=1 Key=9 </text:p>
        <text:p text:style-name="P9"><text:s text:c="3"/>9 TSWENTISTIOMIHWESHNGRTT <text:s text:c="3"/></text:p>
        <text:p text:style-name="P9">Remains=7 Add=3 SAdd=1 Key=10 </text:p>
        <text:p text:style-name="P9"><text:s text:c="2"/>10 TSWENTISTIOMIHWESHNGRTT <text:s text:c="6"/></text:p>
        <text:p text:style-name="P9">Remains=10 Add=4 SAdd=1 Key=11 </text:p>
        <text:p text:style-name="P9"><text:s text:c="2"/>11 TSWENTISTIOMIHWESHNGRTT <text:s text:c="9"/></text:p>
        <text:p text:style-name="P9">Remains=1 Add=1 SAdd=1 Key=12 </text:p>
        <text:p text:style-name="P9"><text:s text:c="2"/>12 THESIGITIWETNTTMSWNHSRO </text:p>
        <text:p text:style-name="P9">Remains=3 Add=2 SAdd=1 Key=13 </text:p>
        <text:p text:style-name="P9"><text:s text:c="2"/>13 THESIGITIWETNTTMSWNHSRO <text:s text:c="2"/></text:p>
        <text:p text:style-name="P9">Remains=5 Add=3 SAdd=1 Key=14 </text:p>
        <text:p text:style-name="P9"><text:s text:c="2"/>14 THESIGITIWETNTTMSWNHSRO <text:s text:c="4"/></text:p>
        <text:p text:style-name="P9">Remains=7 Add=4 SAdd=1 Key=15 </text:p>
        <text:p text:style-name="P9"><text:s text:c="2"/>15 THESIGITIWETNTTMSWNHSRO <text:s text:c="6"/></text:p>
        <text:p text:style-name="P9">Remains=9 Add=5 SAdd=1 Key=16 </text:p>
        <text:p text:style-name="P9"><text:s text:c="2"/>16 THESIGITIWETNTTMSWNHSRO <text:s text:c="8"/></text:p>
        <text:p text:style-name="P9">Remains=11 Add=6 SAdd=1 Key=17 </text:p>
        <text:p text:style-name="P9"><text:s text:c="2"/>17 THESIGITIWETNTTMSWNHSRO <text:s text:c="10"/></text:p>
        <text:p text:style-name="P9">Remains=13 Add=7 SAdd=1 Key=18 </text:p>
        <text:p text:style-name="P9"><text:s text:c="2"/>18 THESIGITIWETNTTMSWNHSRO <text:s text:c="12"/></text:p>
        <text:p text:style-name="P9">Remains=15 Add=8 SAdd=1 Key=19 </text:p>
        <text:p text:style-name="P9"><text:s text:c="2"/>19 THESIGITIWETNTTMSWNHSRO <text:s text:c="14"/></text:p>
        <text:p text:style-name="P9">Remains=17 Add=9 SAdd=1 Key=20 </text:p>
        <text:p text:style-name="P9"><text:s text:c="2"/>20 THESIGITIWETNTTMSWNHSRO <text:s text:c="16"/></text:p>
        <text:p text:style-name="P9">Remains=19 Add=10 SAdd=1 Key=21 </text:p>
        <text:p text:style-name="P9"><text:s text:c="2"/>21 THESIGITIWETNTTMSWNHSRO <text:s text:c="18"/></text:p>
        <text:p text:style-name="P9">Remains=21 Add=11 SAdd=1 Key=22 </text:p>
        <text:p text:style-name="P9"><text:s text:c="2"/>22 THESIGITIWETNTTMSWNHSRO <text:s text:c="20"/></text:p>
        <text:p text:style-name="P9">ok</text:p>
        <text:p text:style-name="P9">(trivial_crypt@omicron)3&gt; scytale:decrypt("TEIIIENTSNSOHSGTWTTMWHR", 5). </text:p>
        <text:p text:style-name="P9">Remains=2 Add=1 SAdd=2 Key=5 </text:p>
        <text:p text:style-name="P9">"TESTMENOWWITHTHISSTRING <text:s/>"</text:p>
      </text:section>
      <text:p text:style-name="P5"/>
      <text:p text:style-name="P15">Вишинер</text:p>
      <text:p text:style-name="P9">(trivial_crypt@omicron)1&gt; vigenere:crypt("ATTACKATDAWN", "TEST").</text:p>
      <text:p text:style-name="P9">"TXLTVOSMWEOG"</text:p>
      <text:p text:style-name="P9">(trivial_crypt@omicron)2&gt; vigenere:decrypt("TXLTVOSMWEOG", "TEST").</text:p>
      <text:p text:style-name="P9">"ATTACKATDAWN"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6862in" fo:margin-bottom="0.780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5S</meta:editing-duration>
    <meta:editing-cycles>6</meta:editing-cycles>
    <meta:generator>LibreOffice/3.4$Linux LibreOffice_project/340m1$Build-402</meta:generator>
    <dc:date>2011-12-20T21:10:31</dc:date>
    <meta:document-statistic meta:table-count="0" meta:image-count="0" meta:object-count="0" meta:page-count="2" meta:paragraph-count="108" meta:word-count="267" meta:character-count="3193" meta:non-whitespace-character-count="2671"/>
    <meta:user-defined meta:name="Info 1"/>
    <meta:user-defined meta:name="Info 2"/>
    <meta:user-defined meta:name="Info 3"/>
    <meta:user-defined meta:name="Info 4"/>
  </office:meta>
</office:document-meta>
</file>